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arshaler.addHttpHeaders( HttpServletResponse response , NormalizedMessage normalized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Marshaler.toNMS( MessageExchange exchange , NormalizedMessage inMessage ,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Marshaler.shouldIncludeHeader( NormalizedMessage normalizedMessag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Marsha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arshaler.toResponse( InOut exchange , NormalizedMessage message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arshal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arshaler.addNmsProperties( NormalizedMessage message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